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84cm" fo:margin-left="-0.224cm" fo:margin-top="0cm" fo:margin-bottom="0cm" fo:break-before="auto" fo:break-after="auto" table:align="left"/>
    </style:style>
    <style:style style:name="Tableau1.A" style:family="table-column">
      <style:table-column-properties style:column-width="2.789cm"/>
    </style:style>
    <style:style style:name="Tableau1.B" style:family="table-column">
      <style:table-column-properties style:column-width="4.396cm"/>
    </style:style>
    <style:style style:name="Tableau1.C" style:family="table-column">
      <style:table-column-properties style:column-width="7.694cm"/>
    </style:style>
    <style:style style:name="Tableau1.D" style:family="table-column">
      <style:table-column-properties style:column-width="2.60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176cm" fo:border="1pt solid #000001"/>
    </style:style>
    <style:style style:name="Tableau2" style:family="table">
      <style:table-properties style:width="17.484cm" fo:margin-left="-0.206cm" fo:margin-top="0cm" fo:margin-bottom="0cm" fo:break-before="auto" fo:break-after="auto" table:align="left"/>
    </style:style>
    <style:style style:name="Tableau2.A" style:family="table-column">
      <style:table-column-properties style:column-width="2.78cm"/>
    </style:style>
    <style:style style:name="Tableau2.B" style:family="table-column">
      <style:table-column-properties style:column-width="4.411cm"/>
    </style:style>
    <style:style style:name="Tableau2.C" style:family="table-column">
      <style:table-column-properties style:column-width="7.706cm"/>
    </style:style>
    <style:style style:name="Tableau2.D" style:family="table-column">
      <style:table-column-properties style:column-width="2.586cm"/>
    </style:style>
    <style:style style:name="Tableau2.1" style:family="table-row">
      <style:table-row-properties style:min-row-height="2.178cm" fo:keep-together="always"/>
    </style:style>
    <style:style style:name="Tableau2.A1" style:family="table-cell">
      <style:table-cell-properties style:vertical-align="middle" fo:padding="0.176cm" fo:border="1pt solid #000001"/>
    </style:style>
    <style:style style:name="Tableau2.2" style:family="table-row">
      <style:table-row-properties style:min-row-height="2.096cm" fo:keep-together="always"/>
    </style:style>
    <style:style style:name="Tableau2.A2" style:family="table-cell">
      <style:table-cell-properties style:vertical-align="middle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1ee855" officeooo:paragraph-rsid="001ee85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20pt" style:text-underline-style="solid" style:text-underline-width="auto" style:text-underline-color="font-color" officeooo:rsid="001ee855" officeooo:paragraph-rsid="001ee855" style:font-size-asian="20pt" style:font-size-complex="20pt"/>
    </style:style>
    <style:style style:name="P3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4e14cc" officeooo:paragraph-rsid="001ee855" style:font-size-asian="10pt" style:font-size-complex="10pt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font-size="10pt" officeooo:rsid="014e14cc" officeooo:paragraph-rsid="00787d2e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font-size="10pt" officeooo:rsid="014e14cc" officeooo:paragraph-rsid="001ee855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0840de" officeooo:paragraph-rsid="001ee855" style:font-size-asian="10pt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font-size="10pt" officeooo:rsid="010840de" officeooo:paragraph-rsid="001ee855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509a03" officeooo:paragraph-rsid="00787d2e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509a03" officeooo:paragraph-rsid="001ee855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keep-together="auto" fo:orphans="0" fo:widows="0" fo:keep-with-next="auto"/>
      <style:text-properties fo:font-size="10pt" officeooo:rsid="01522d56" officeooo:paragraph-rsid="001ee855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0448a9" officeooo:paragraph-rsid="00787d2e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keep-together="auto" fo:orphans="0" fo:widows="0" fo:keep-with-next="auto"/>
      <style:text-properties fo:font-size="10pt" officeooo:rsid="00ad9019" officeooo:paragraph-rsid="00787d2e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4c4db3" officeooo:paragraph-rsid="00787d2e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keep-together="auto" fo:orphans="0" fo:widows="0" fo:keep-with-next="auto"/>
      <style:text-properties fo:font-size="10pt" officeooo:rsid="014c4db3" officeooo:paragraph-rsid="00787d2e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font-size="10pt" officeooo:rsid="00787d2e" officeooo:paragraph-rsid="00787d2e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0aa1f0f" officeooo:paragraph-rsid="00787d2e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1053573" officeooo:paragraph-rsid="00787d2e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keep-together="auto" fo:orphans="0" fo:widows="0" fo:keep-with-next="auto"/>
      <style:text-properties fo:font-size="10pt" officeooo:rsid="007e3353" officeooo:paragraph-rsid="007e3353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keep-together="auto" fo:orphans="0" fo:widows="0" fo:keep-with-next="auto"/>
      <style:text-properties fo:font-size="10pt" officeooo:rsid="00232988" officeooo:paragraph-rsid="00232988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0pt" officeooo:rsid="00232988" officeooo:paragraph-rsid="00232988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keep-together="auto" fo:orphans="0" fo:widows="0" fo:keep-with-next="auto"/>
      <style:text-properties fo:font-size="10pt" officeooo:rsid="00232988" officeooo:paragraph-rsid="00232988" style:font-size-asian="10pt" style:font-size-complex="10pt"/>
    </style:style>
    <style:style style:name="T1" style:family="text">
      <style:text-properties officeooo:rsid="01539823"/>
    </style:style>
    <style:style style:name="T2" style:family="text">
      <style:text-properties officeooo:rsid="01567698"/>
    </style:style>
    <style:style style:name="T3" style:family="text">
      <style:text-properties officeooo:rsid="0180ef45"/>
    </style:style>
    <style:style style:name="T4" style:family="text">
      <style:text-properties officeooo:rsid="01509a03"/>
    </style:style>
    <style:style style:name="T5" style:family="text">
      <style:text-properties officeooo:rsid="01598f39"/>
    </style:style>
    <style:style style:name="T6" style:family="text">
      <style:text-properties officeooo:rsid="0180ff76"/>
    </style:style>
    <style:style style:name="T7" style:family="text">
      <style:text-properties officeooo:rsid="017099fe"/>
    </style:style>
    <style:style style:name="T8" style:family="text">
      <style:text-properties officeooo:rsid="014fbd7a"/>
    </style:style>
    <style:style style:name="T9" style:family="text">
      <style:text-properties officeooo:rsid="009b20e0"/>
    </style:style>
    <style:style style:name="T10" style:family="text">
      <style:text-properties officeooo:rsid="014e14cc"/>
    </style:style>
    <style:style style:name="T11" style:family="text">
      <style:text-properties officeooo:rsid="01053573"/>
    </style:style>
    <style:style style:name="T12" style:family="text">
      <style:text-properties officeooo:rsid="0160d709"/>
    </style:style>
    <style:style style:name="T13" style:family="text">
      <style:text-properties officeooo:rsid="002474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ing des missions : 9 Mars – 1<text:span text:style-name="T13">1</text:span> Avril 2026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6"><text:span text:style-name="T4">Installer </text:span><text:span text:style-name="T5">un</text:span><text:span text:style-name="T4"> logiciel </text:span><text:span text:style-name="T6">SSTV </text:span><text:span text:style-name="T4">de décodage des images reçus</text:span> </text:p>
            </table:table-cell>
            <table:table-cell table:style-name="Tableau1.A1" office:value-type="string">
              <text:p text:style-name="P9">Le logiciel doit être compatible avec le protocole de transmission utilisé par l’émetteur </text:p>
            </table:table-cell>
            <table:table-cell table:style-name="Tableau1.A1" office:value-type="string">
              <text:p text:style-name="P7">Cette fonction <text:span text:style-name="T1">prend</text:span> en charge <text:span text:style-name="T1">le signal reçu</text:span> <text:span text:style-name="T1">du récepteur radio via </text:span>la carte son d<text:span text:style-name="T5">e l’</text:span>ordinateur.</text:p>
            </table:table-cell>
            <table:table-cell table:style-name="Tableau1.A1" office:value-type="string">
              <text:p text:style-name="P10">1</text:p>
            </table:table-cell>
          </table:table-row>
        </table:table-header-rows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3">Capter une image du ballon <text:span text:style-name="T1">avec le réflecteur</text:span></text:p>
          </table:table-cell>
          <table:table-cell table:style-name="Tableau2.A1" office:value-type="string">
            <text:p text:style-name="P5">La cam<text:span text:style-name="T1">é</text:span>ra assure la transformation des images en signaux numériques. Format compress<text:span text:style-name="T2">é</text:span> <text:span text:style-name="T1">ou </text:span><text:span text:style-name="T2">brute</text:span></text:p>
          </table:table-cell>
          <table:table-cell table:style-name="Tableau2.A1" office:value-type="string">
            <text:p text:style-name="P5">Le format de l’image (largeur hauteur <text:s/>couleur) doit être compatible avec le protocole SSTV <text:span text:style-name="T3">Martin 1</text:span>.</text:p>
          </table:table-cell>
          <table:table-cell table:style-name="Tableau2.A1" office:value-type="string">
            <text:p text:style-name="Standard"><text:s text:c="9"/>1</text:p>
          </table:table-cell>
        </table:table-row>
        <table:table-row table:style-name="Tableau2.2">
          <table:table-cell table:style-name="Tableau2.A2" office:value-type="string">
            <text:p text:style-name="P11"><text:span text:style-name="T7">Enregistrer</text:span> localement <text:span text:style-name="T8">l</text:span>es <text:span text:style-name="T8">image</text:span>s.</text:p>
          </table:table-cell>
          <table:table-cell table:style-name="Tableau2.A2" office:value-type="string">
            <text:p text:style-name="P11">Stockage horodaté des <text:span text:style-name="T4">images</text:span> <text:span text:style-name="T8">dans </text:span><text:span text:style-name="T4">des</text:span><text:span text:style-name="T8"> fichier</text:span><text:span text:style-name="T4">s</text:span><text:span text:style-name="T8"> </text:span><text:span text:style-name="T4">enregistrés </text:span>sur la carte SD.</text:p>
          </table:table-cell>
          <table:table-cell table:style-name="Tableau2.A2" office:value-type="string">
            <text:p text:style-name="P8">Le taux de compression doit être adapté à la taille de la carte SD et aux nombres d’images enregistrées <text:span text:style-name="T1">pendant la durée du vol (4h)</text:span>. <text:span text:style-name="T9">A l’issu du vol, une vidéo des images sera réalisée.</text:span></text:p>
          </table:table-cell>
          <table:table-cell table:style-name="Tableau2.A2" office:value-type="string">
            <text:p text:style-name="P12">1</text:p>
          </table:table-cell>
        </table:table-row>
        <table:table-row table:style-name="Tableau2.2">
          <table:table-cell table:style-name="Tableau2.A2" office:value-type="string">
            <text:p text:style-name="P13">Transmettre au sol <text:s/>une image fixe du ballon</text:p>
          </table:table-cell>
          <table:table-cell table:style-name="Tableau2.A2" office:value-type="string">
            <text:p text:style-name="P4">Le signal vidéo est transmis en modulation <text:span text:style-name="T7">SSB</text:span> dans la bande HF </text:p>
          </table:table-cell>
          <table:table-cell table:style-name="Tableau2.A2" office:value-type="string">
            <text:p text:style-name="P15">Une image est transmise toutes les 5 minutes pendant le vol.</text:p>
          </table:table-cell>
          <table:table-cell table:style-name="Tableau2.A2" office:value-type="string">
            <text:p text:style-name="P14">1</text:p>
          </table:table-cell>
        </table:table-row>
        <table:table-row table:style-name="Tableau2.2">
          <table:table-cell table:style-name="Tableau2.A2" office:value-type="string">
            <text:p text:style-name="P16">Afficher les <text:span text:style-name="T10">images</text:span><text:span text:style-name="T11"> en temps réel</text:span></text:p>
          </table:table-cell>
          <table:table-cell table:style-name="Tableau2.A2" office:value-type="string">
            <text:p text:style-name="P17">Affichage des <text:span text:style-name="T10">images</text:span> <text:span text:style-name="T12">reçues au sol</text:span>.</text:p>
          </table:table-cell>
          <table:table-cell table:style-name="Tableau2.A2" office:value-type="string">
            <text:p text:style-name="P17">Les <text:span text:style-name="T10">images reçues</text:span> <text:span text:style-name="T6">sont décodées et </text:span>sont affichées en temps réel <text:span text:style-name="T10">sur</text:span> un serveur WEB.</text:p>
          </table:table-cell>
          <table:table-cell table:style-name="Tableau2.A2" office:value-type="string">
            <text:p text:style-name="P18">2</text:p>
          </table:table-cell>
        </table:table-row>
        <table:table-row table:style-name="Tableau2.2">
          <table:table-cell table:style-name="Tableau2.A2" office:value-type="string">
            <text:p text:style-name="P19">Creer une video </text:p>
            <text:p text:style-name="P20">via les photos reçus</text:p>
          </table:table-cell>
          <table:table-cell table:style-name="Tableau2.A2" office:value-type="string">
            <text:p text:style-name="P19">video crée via une ligne de commande Linux et a ajouter dans l’ihm</text:p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21">2</text:p>
          </table:table-cell>
        </table:table-row>
        <table:table-row table:style-name="Tableau2.2">
          <table:table-cell table:style-name="Tableau2.A2" office:value-type="string">
            <text:p text:style-name="P19">Redaction de la documentation utilisateur online</text:p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21">2</text:p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08:15:49.521848221</meta:creation-date>
    <dc:date>2026-03-12T16:59:26.296987032</dc:date>
    <meta:editing-duration>PT7H39M6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1" meta:paragraph-count="27" meta:word-count="228" meta:character-count="1310" meta:non-whitespace-character-count="1093"/>
  </office:meta>
</office:document-meta>
</file>